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a2c" officeooo:paragraph-rsid="0002ba2c"/>
    </style:style>
    <style:style style:name="P2" style:family="paragraph" style:parent-style-name="Standard">
      <style:text-properties officeooo:rsid="0004b3f1" officeooo:paragraph-rsid="0004b3f1"/>
    </style:style>
    <style:style style:name="P3" style:family="paragraph" style:parent-style-name="Standard">
      <style:text-properties fo:color="#00a933" loext:opacity="100%" fo:font-style="italic" officeooo:rsid="0004b3f1" officeooo:paragraph-rsid="0004b3f1" style:font-style-asian="italic" style:font-style-complex="italic"/>
    </style:style>
    <style:style style:name="T1" style:family="text">
      <style:text-properties officeooo:rsid="0002ba2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2ba2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81d41a" loext:opacity="100%" fo:font-style="italic" style:font-style-asian="italic" style:font-style-complex="italic"/>
    </style:style>
    <style:style style:name="T6" style:family="text">
      <style:text-properties fo:color="#00a933" loext:opacity="100%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leados (<text:span text:style-name="T2">empleado_id</text:span>, nombre, apellidos)</text:p>
      <text:p text:style-name="P1">pk empleados_id</text:p>
      <text:p text:style-name="P1"/>
      <text:p text:style-name="P1">Proyecto (<text:span text:style-name="T2">proyecto_id, nombre</text:span>, horas_previstas,f_inicio,f_final)</text:p>
      <text:p text:style-name="P1">pk proyecto_id</text:p>
      <text:p text:style-name="P2">fk jefe → <text:span text:style-name="T1">Empleados(empleado_id).<text:tab/><text:tab/></text:span><text:span text:style-name="T6"># De normal se pone las relaciones externas en</text:span></text:p>
      <text:p text:style-name="P3"><text:tab/><text:tab/><text:tab/><text:tab/><text:tab/><text:tab/> <text:s/>tablas que no salen a partir de una relación</text:p>
      <text:p text:style-name="P3"><text:tab/><text:tab/><text:tab/><text:tab/><text:tab/><text:tab/> <text:s/>en este caso se podía poner en la tabla Empleados</text:p>
      <text:p text:style-name="P2"><text:span text:style-name="T6"><text:tab/><text:tab/><text:tab/><text:tab/><text:tab/><text:tab/> <text:s/>pero se ha decidido el poner.</text:span></text:p>
      <text:p text:style-name="P2"><text:span text:style-name="T6"/></text:p>
      <text:p text:style-name="P2"><text:span text:style-name="T1">Empleado_Proyecto (</text:span><text:span text:style-name="T3">empleado_id</text:span><text:span text:style-name="T1">,</text:span><text:span text:style-name="T3">proyecto_id</text:span><text:span text:style-name="T1">, fecha_asignación ,es_jefe)</text:span></text:p>
      <text:p text:style-name="P1">pk,fk1 empleados_id → Empleados(empleado_id).</text:p>
      <text:p text:style-name="P1">pk,fk2 proyecto_id <text:s/>→ proyecto_id (Proyecto)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19:27:30.906914400</meta:creation-date>
    <dc:date>2026-01-21T19:51:45.385144307</dc:date>
    <meta:editing-duration>PT13M50S</meta:editing-duration>
    <meta:editing-cycles>1</meta:editing-cycles>
    <meta:document-statistic meta:table-count="0" meta:image-count="0" meta:object-count="0" meta:page-count="1" meta:paragraph-count="11" meta:word-count="63" meta:character-count="521" meta:non-whitespace-character-count="443"/>
    <meta:generator>LibreOffice/24.2.7.2$Linux_X86_64 LibreOffice_project/420$Build-2</meta:generator>
  </office:meta>
</office:document-meta>
</file>